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2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3pt" style:font-size-asian="13pt" style:font-size-complex="13pt"/>
    </style:style>
    <style:style style:name="P4" style:family="paragraph" style:parent-style-name="Standard" style:master-page-name="Standard">
      <style:paragraph-properties fo:margin-left="0in" fo:margin-right="0in" fo:line-height="100%" fo:text-align="center" style:justify-single-word="false" fo:orphans="0" fo:widows="0" fo:text-indent="0in" style:auto-text-indent="false" style:page-number="1"/>
    </style:style>
    <style:style style:name="P5" style:family="paragraph" style:parent-style-name="Standard">
      <style:paragraph-properties fo:margin-left="1in" fo:margin-right="0in" fo:line-height="100%" fo:orphans="0" fo:widows="0" fo:text-indent="0.5in" style:auto-text-indent="false"/>
    </style:style>
    <style:style style:name="P6" style:family="paragraph" style:parent-style-name="Standard">
      <style:paragraph-properties fo:margin-left="1in" fo:margin-right="0in" fo:line-height="100%" fo:orphans="0" fo:widows="0" fo:text-indent="0.5in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.5in" fo:margin-right="0in" fo:line-height="100%" fo:orphans="0" fo:widows="0" fo:text-indent="0.5in" style:auto-text-indent="false"/>
    </style:style>
    <style:style style:name="P8" style:family="paragraph" style:parent-style-name="Standard">
      <style:paragraph-properties fo:margin-left="0in" fo:margin-right="0in" fo:line-height="100%" fo:orphans="0" fo:widows="0" fo:text-indent="0.5in" style:auto-text-indent="false"/>
    </style:style>
    <style:style style:name="P9" style:family="paragraph" style:parent-style-name="Standard">
      <style:paragraph-properties fo:margin-left="0in" fo:margin-right="0in" fo:line-height="100%" fo:orphans="0" fo:widows="0" fo:text-indent="0.5in" style:auto-text-indent="false"/>
      <style:text-properties fo:font-size="13pt" style:font-size-asian="13pt" style:font-size-complex="13pt"/>
    </style:style>
    <style:style style:name="P10" style:family="paragraph" style:parent-style-name="Standard">
      <style:paragraph-properties fo:margin-left="0.5in" fo:margin-right="0in" fo:line-height="100%" fo:orphans="0" fo:widows="0" fo:text-indent="0in" style:auto-text-indent="false"/>
    </style:style>
    <style:style style:name="P11" style:family="paragraph" style:parent-style-name="Standard">
      <style:paragraph-properties fo:margin-left="0.5in" fo:margin-right="0in" fo:line-height="100%" fo:orphans="0" fo:widows="0" fo:text-indent="0in" style:auto-text-indent="false"/>
      <style:text-properties fo:font-size="13pt" style:font-size-asian="13pt" style:font-size-complex="13pt"/>
    </style:style>
    <style:style style:name="P12" style:family="paragraph" style:parent-style-name="Standard">
      <style:paragraph-properties fo:margin-left="1in" fo:margin-right="0in" fo:line-height="100%" fo:orphans="0" fo:widows="0" fo:text-indent="0in" style:auto-text-indent="false"/>
    </style:style>
    <style:style style:name="P13" style:family="paragraph" style:parent-style-name="Standard">
      <style:paragraph-properties fo:margin-left="1.5in" fo:margin-right="0in" fo:line-height="100%" fo:orphans="0" fo:widows="0" fo:text-indent="0in" style:auto-text-indent="false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ite-ul unei trupe rock</text:span></text:p>
      <text:p text:style-name="P1"><text:span text:style-name="T2">a) Impartirea informatiilor:</text:span></text:p>
      <text:p text:style-name="P1"><text:span text:style-name="T2"><text:tab/></text:span><text:span text:style-name="T3">*trupa</text:span></text:p>
      <text:p text:style-name="P1"><text:span text:style-name="T3"><text:tab/><text:tab/>-poza cu specificarea numelui fiecaru membru (from left to</text:span></text:p>
      <text:p text:style-name="P5"><text:span text:style-name="T3">right …)</text:span></text:p>
      <text:p text:style-name="P1"><text:span text:style-name="T3"><text:tab/><text:tab/>-un paragraf cu informatii generale</text:span></text:p>
      <text:p text:style-name="P1"><text:span text:style-name="T3"><text:tab/><text:tab/>-logo-ul trupei, care e si link pentru pagina principala</text:span></text:p>
      <text:p text:style-name="P1"><text:span text:style-name="T3"><text:tab/><text:tab/>-linkuri social media</text:span></text:p>
      <text:p text:style-name="P1"><text:span text:style-name="T3"><text:tab/>*muzica</text:span></text:p>
      <text:p text:style-name="P1"><text:span text:style-name="T3"><text:tab/><text:tab/>-poze albume</text:span></text:p>
      <text:p text:style-name="P7"><text:span text:style-name="T3">-melodii </text:span></text:p>
      <text:p text:style-name="P7"><text:span text:style-name="T3">-linkuri la spotify/add to cart pentru cumparat album digital</text:span></text:p>
      <text:p text:style-name="P8"><text:span text:style-name="T3">*tururi</text:span></text:p>
      <text:p text:style-name="P8"><text:span text:style-name="T3"><text:tab/>-linkuri pentru luat bilete de pe site-uri ale festivalelor</text:span></text:p>
      <text:p text:style-name="P8"><text:span text:style-name="T3"><text:tab/>-postere in dreptul festivalelor</text:span></text:p>
      <text:p text:style-name="P8"><text:span text:style-name="T3">*merch</text:span></text:p>
      <text:p text:style-name="P8"><text:span text:style-name="T3"><text:tab/>-selectare a marimii</text:span></text:p>
      <text:p text:style-name="P7"><text:span text:style-name="T3">-poza cu merch-ul</text:span></text:p>
      <text:p text:style-name="P7"><text:span text:style-name="T3">-tipul de merch</text:span></text:p>
      <text:p text:style-name="P7"><text:span text:style-name="T3">-pretul</text:span></text:p>
      <text:p text:style-name="P10"><text:soft-page-break/><text:span text:style-name="T3">*media</text:span></text:p>
      <text:p text:style-name="P10"><text:span text:style-name="T3"><text:tab/>-poze de la concerte, cu trupa, de la repetitii</text:span></text:p>
      <text:p text:style-name="P7"><text:span text:style-name="T3">-linkuri de youtube</text:span></text:p>
      <text:p text:style-name="P7"><text:span text:style-name="T3">-in josul paginii din nou puse linkuri social media (sub forma </text:span></text:p>
      <text:p text:style-name="P5"><text:span text:style-name="T3">de logo)</text:span></text:p>
      <text:p text:style-name="P1"><text:span text:style-name="T3"><text:tab/>*cos de cumparaturi</text:span></text:p>
      <text:p text:style-name="P1"><text:span text:style-name="T3"><text:tab/><text:tab/>-se pot pune albume digitale si merch in el</text:span></text:p>
      <text:p text:style-name="P1"><text:span text:style-name="T3"><text:tab/><text:tab/>-optiune de stergere selectie, empty bin, check-out (un</text:span></text:p>
      <text:p text:style-name="P5"><text:span text:style-name="T3">overlay la toate paginile, cat timp exista ceva in el)</text:span></text:p>
      <text:p text:style-name="P6"/>
      <text:p text:style-name="P1"><text:span text:style-name="T2">b) Pagini:</text:span></text:p>
      <text:p text:style-name="P1"><text:span text:style-name="T2"><text:tab/></text:span><text:span text:style-name="T3">Un meniu principal sus pentru a naviga intre pagini, dar si un scrolling news tot sus cu informatii recente relevante. Fiecare pagina va avea meniul principal. Cosul de cumparaturi e mereu prezent cat timp nu e gol. </text:span></text:p>
      <text:p text:style-name="P8"><text:span text:style-name="T4">* pagina principala cu similara cu cea de la Dust Bolt: imagine cu trupa, efect parallax, logo trupa si jos tour dates/evenimente cu postere similare cu ideea de la Warbringer (cea cu postere nu pagina propriu-zisa de tour dates).</text:span></text:p>
      <text:p text:style-name="P1"><text:span text:style-name="T4">As combina poster + informatiile de pe pagina cu tour dates. Updatata des pentru a nu avea o pagina prea lunga cu toate evenimentele care au trecut. La finalul paginii linkuri la social media cu iconite care duc la diferite site-uri. Consider ca primul lucru pe care il vezi ar trebui sa fie trupa: o poza cu membrii, un logo, apoi alte informatii.</text:span></text:p>
      <text:p text:style-name="P8"><text:span text:style-name="T4">* pagina cu albume/singles si linkuri la ele si eventual posibilitatea de a cumpara o copie digitala a muzicii sau o matrice de linkuri de spotify care sa duca vizitatorul la muzica de acolo (ideea de la Municipal waste, pagina music)</text:span></text:p>
      <text:p text:style-name="P8"><text:span text:style-name="T4">* pagina de vandut merch</text:span></text:p>
      <text:p text:style-name="P8"><text:span text:style-name="T4">* pagina de media cu poze de la concerte/ linkuri de youtube, la live-uri</text:span></text:p>
      <text:p text:style-name="P1"><text:span text:style-name="T4"><text:tab/>* pagina cu about us</text:span></text:p>
      <text:p text:style-name="P2"/>
      <text:p text:style-name="P1"><text:span text:style-name="T5">c) Cuvinte cheie:</text:span></text:p>
      <text:p text:style-name="P3"/>
      <text:p text:style-name="P1"><text:soft-page-break/><text:span text:style-name="T5">Pentru site:</text:span></text:p>
      <text:p text:style-name="P8"><text:span text:style-name="T4">trupa, formatie, prea, tarziu, romania, romaneasca, metal, thrash, fast, speed, death, extreme, extrem, muzica, chitara, tobe, bas, vocal.</text:span></text:p>
      <text:p text:style-name="P9"/>
      <text:p text:style-name="P1"><text:span text:style-name="T5">Pentru pagina principala:</text:span></text:p>
      <text:p text:style-name="P1"><text:span text:style-name="T4"><text:tab/>concert, festival, social, media, live, prea, tarziu.</text:span></text:p>
      <text:p text:style-name="P3"/>
      <text:p text:style-name="P1"><text:span text:style-name="T5">Pentru pagina cu albume:</text:span></text:p>
      <text:p text:style-name="P1"><text:span text:style-name="T4"><text:tab/>album, melodie, piesa, piese, melodii, single, EP, LP, spotify.</text:span></text:p>
      <text:p text:style-name="P3"/>
      <text:p text:style-name="P1"><text:span text:style-name="T5">Pentru pagina de merch:</text:span></text:p>
      <text:p text:style-name="P1"><text:span text:style-name="T4"><text:tab/>tricouri, hanorace, tricou, hanorac, merch, merchendise, cumparat, vanzare, de vandut.</text:span></text:p>
      <text:p text:style-name="P3"/>
      <text:p text:style-name="P1"><text:span text:style-name="T5">Pentru pagina de media:</text:span></text:p>
      <text:p text:style-name="P1"><text:span text:style-name="T5"><text:tab/></text:span><text:span text:style-name="T4">poze, media, fotografii, poza, fotografie, concert, live, atmosfera.</text:span></text:p>
      <text:p text:style-name="P3"/>
      <text:p text:style-name="P1"><text:span text:style-name="T5">Pentru pagina about us:</text:span></text:p>
      <text:p text:style-name="P1"><text:span text:style-name="T5"><text:tab/></text:span><text:span text:style-name="T4">noi, despre, informatii, istoric, nume, participanti, membrii.</text:span></text:p>
      <text:p text:style-name="P3"/>
      <text:p text:style-name="P3"/>
      <text:p text:style-name="P1"><text:span text:style-name="T2">d) Site-uri similare:</text:span></text:p>
      <text:p text:style-name="P3"/>
      <text:p text:style-name="P1"><text:soft-page-break/><text:span text:style-name="T4">1. Dust Bolt: </text:span><text:a xlink:type="simple" xlink:href="http://dustbolt.net/" text:style-name="ListLabel_20_1" text:visited-style-name="ListLabel_20_1"><text:span text:style-name="T6">http://dustbolt.net/</text:span></text:a><text:span text:style-name="T4"> </text:span></text:p>
      <text:p text:style-name="P8"><text:span text:style-name="T4">Pros:</text:span></text:p>
      <text:p text:style-name="P8"><text:span text:style-name="T4"><text:tab/>*imi place imaginea alb-negru cu trupa pe fundal</text:span></text:p>
      <text:p text:style-name="P10"><text:span text:style-name="T4"><text:tab/>*efectul dintre imaginea de fundal si textul/ fundalul negru</text:span></text:p>
      <text:p text:style-name="P5"><text:span text:style-name="T4">(parallax?)</text:span></text:p>
      <text:p text:style-name="P12"><text:span text:style-name="T4">*contrastul dintre imaginea alb-negru (preponderent alb) si logoul</text:span></text:p>
      <text:p text:style-name="P12"><text:span text:style-name="T4"><text:tab/>maro cu negru</text:span></text:p>
      <text:p text:style-name="P12"><text:span text:style-name="T4">*fontul - e nice</text:span></text:p>
      <text:p text:style-name="P12"><text:span text:style-name="T4">*estetica prezentarii albumului trapped in chaos</text:span></text:p>
      <text:p text:style-name="P12"><text:span text:style-name="T4">*culorile in general</text:span></text:p>
      <text:p text:style-name="P12"><text:span text:style-name="T4">*social media icons de la final cu gust</text:span></text:p>
      <text:p text:style-name="P12"><text:span text:style-name="T4">*scrolling news sus e o implementare eleganta a informatiilor de</text:span></text:p>
      <text:p text:style-name="P5"><text:span text:style-name="T4">ultima ora</text:span></text:p>
      <text:p text:style-name="P8"><text:span text:style-name="T4">Cons:</text:span></text:p>
      <text:p text:style-name="P8"><text:span text:style-name="T4"><text:tab/>*siteul nu e secure</text:span></text:p>
      <text:p text:style-name="P8"><text:span text:style-name="T4"><text:tab/>*asezarea in pagina a “tour dates”-urilor</text:span></text:p>
      <text:p text:style-name="P8"><text:span text:style-name="T4"><text:tab/>*prea multe “tour dates” -&gt; le-as fi pus pe o pagina separata</text:span></text:p>
      <text:p text:style-name="P8"><text:span text:style-name="T4"><text:tab/>*foarte multa informatie compresata intr-o singura pagina</text:span></text:p>
      <text:p text:style-name="P1"><text:span text:style-name="T4"><text:tab/><text:tab/>*prea subtila bara de sus cu on tour, shop, the band</text:span></text:p>
      <text:p text:style-name="P1"><text:span text:style-name="T4">2. Warbringer: </text:span><text:a xlink:type="simple" xlink:href="https://www.warbringermusic.com/" text:style-name="ListLabel_20_1" text:visited-style-name="ListLabel_20_1"><text:span text:style-name="T6">https://www.warbringermusic.com/</text:span></text:a><text:span text:style-name="T4"> </text:span></text:p>
      <text:p text:style-name="P1"><text:span text:style-name="T4"><text:tab/>Pros:</text:span></text:p>
      <text:p text:style-name="P1"><text:soft-page-break/><text:span text:style-name="T4"><text:tab/><text:tab/>*pagina de inceput pare a fi o idee buna pentru promovarea unui</text:span></text:p>
      <text:p text:style-name="P1"><text:span text:style-name="T4"><text:tab/><text:tab/><text:tab/>Tur dar executia lasa de dorit -&gt; as pune o imagine cu</text:span></text:p>
      <text:p text:style-name="P5"><text:span text:style-name="T4">rezolutie mai mare daca as vrea sa merg pe ideea asta (sa</text:span></text:p>
      <text:p text:style-name="P5"><text:span text:style-name="T4">umple pagina) si eventual un buton integrat in artwork care</text:span></text:p>
      <text:p text:style-name="P5"><text:span text:style-name="T4">duce la alta pagina din site sau un meniu sus. Oricum, nu</text:span></text:p>
      <text:p text:style-name="P5"><text:span text:style-name="T4">asa.</text:span></text:p>
      <text:p text:style-name="P12"><text:span text:style-name="T4">*se regaseste ideea de a avea pe pagina principala tururile, dar</text:span></text:p>
      <text:p text:style-name="P5"><text:span text:style-name="T4">aici e executata bine: imi plac posterele de la fiecare</text:span></text:p>
      <text:p text:style-name="P13"><text:span text:style-name="T4">festival/eveniment, insotite de o scurta descriere</text:span></text:p>
      <text:p text:style-name="P10"><text:span text:style-name="T4"><text:tab/>*cart simplist in dreapta, cu continutul sus si jos buton de</text:span></text:p>
      <text:p text:style-name="P5"><text:span text:style-name="T4">checkout</text:span></text:p>
      <text:p text:style-name="P8"><text:span text:style-name="T4">Cons:</text:span></text:p>
      <text:p text:style-name="P1"><text:span text:style-name="T4"><text:tab/><text:tab/>*pagina de inceput cu “enter site”:</text:span></text:p>
      <text:p text:style-name="P5"><text:span text:style-name="T4">-imaginea low rezolution pusa mic pe centru</text:span></text:p>
      <text:p text:style-name="P13"><text:span text:style-name="T4">-Butonul cu “enter site”</text:span></text:p>
      <text:p text:style-name="P13"><text:span text:style-name="T4">-estetica generala a paginii</text:span></text:p>
      <text:p text:style-name="P1"><text:span text:style-name="T4"><text:tab/><text:tab/>*pentru pagina principala nu imi place layout-ul de artwork logo</text:span></text:p>
      <text:p text:style-name="P5"><text:span text:style-name="T4">urmat de meniu urmat de pagina in sine (Dust bolt au</text:span></text:p>
      <text:p text:style-name="P13"><text:span text:style-name="T4">executat mai bine partea asta)</text:span></text:p>
      <text:p text:style-name="P12"><text:span text:style-name="T4">*au inghesuit pe prima pagina si tour dates, si merch, si youtube</text:span></text:p>
      <text:p text:style-name="P13"><text:span text:style-name="T4">Links. Presupun ca nu sunt cel mai mare fan al paginii de news.</text:span></text:p>
      <text:p text:style-name="P1"><text:soft-page-break/><text:span text:style-name="T4"><text:tab/><text:tab/>*nu imi place iconita cu fundal alb de cart -&gt; putea fi facuta mai</text:span></text:p>
      <text:p text:style-name="P5"><text:span text:style-name="T4">elegant, iconita alba cu fundal transparent </text:span></text:p>
      <text:p text:style-name="P3"/>
      <text:p text:style-name="P1"><text:span text:style-name="T4">3. Municipal Waste: </text:span><text:a xlink:type="simple" xlink:href="https://www.municipalwaste.net/" text:style-name="ListLabel_20_1" text:visited-style-name="ListLabel_20_1"><text:span text:style-name="T6">https://www.municipalwaste.net/</text:span></text:a><text:span text:style-name="T4"> </text:span></text:p>
      <text:p text:style-name="P8"><text:span text:style-name="T4">Pros:</text:span></text:p>
      <text:p text:style-name="P7"><text:span text:style-name="T4">*meniul de sus e elegant</text:span></text:p>
      <text:p text:style-name="P7"><text:span text:style-name="T4">*foarte cool pagina de music</text:span></text:p>
      <text:p text:style-name="P10"><text:span text:style-name="T4"><text:tab/>*pagina cu Band: mi-ar placea sa implementez ceva similar la </text:span></text:p>
      <text:p text:style-name="P5"><text:span text:style-name="T4">about us, cu o poza haotica cu membrii trupei, mentiunea</text:span></text:p>
      <text:p text:style-name="P5"><text:span text:style-name="T4">“from left to right:” si sub imagine niste informatii despre</text:span></text:p>
      <text:p text:style-name="P5"><text:span text:style-name="T4">trupa.</text:span></text:p>
      <text:p text:style-name="P11"/>
      <text:p text:style-name="P11"/>
      <text:p text:style-name="P11"/>
      <text:p text:style-name="P11"/>
      <text:p text:style-name="P11"/>
      <text:p text:style-name="P10"><text:span text:style-name="T4">Cons:</text:span></text:p>
      <text:p text:style-name="P7"><text:span text:style-name="T4">*linkul de merch e stricat</text:span></text:p>
      <text:p text:style-name="P7"><text:span text:style-name="T4">*nu imi place pagina de interact -&gt; social media e pentru asta</text:span></text:p>
      <text:p text:style-name="P7"><text:span text:style-name="T4">*pagina de tour -&gt; Adevarul este ca sunt foarte multe tour-uri dar cred ca ar fi aratat mai bine un grid cu poster, link, info. Daca vreau sa vad o trupa cel mai probabil vad daca vine unde sunt eu, imi iau bilet si imi pun in calendar. Butonul imens de set reminder si tot spatiul ocupat de acele bar-uri nu adauga mare lucru paginii.</text:span></text:p>
      <text:p text:style-name="P7"><text:span text:style-name="T4"><text:tab/></text:span></text:p>
      <text:p text:style-name="P1"><text:soft-page-break/><text:span text:style-name="T4">4. Death Angel: </text:span><text:a xlink:type="simple" xlink:href="https://www.deathangel.us/" text:style-name="ListLabel_20_1" text:visited-style-name="ListLabel_20_1"><text:span text:style-name="T6">https://www.deathangel.us/</text:span></text:a><text:span text:style-name="T4"> </text:span></text:p>
      <text:p text:style-name="P1"><text:span text:style-name="T4"><text:tab/>Pros:</text:span></text:p>
      <text:p text:style-name="P1"><text:span text:style-name="T4"><text:tab/><text:tab/>*efectul de tranzitie dintre pagini e cool (ar fi fost si mai cool daca</text:span></text:p>
      <text:p text:style-name="P5"><text:span text:style-name="T4">nu era mereu in spre stanga)</text:span></text:p>
      <text:p text:style-name="P10"><text:span text:style-name="T4"><text:tab/>*poza cu membrii trupei e reusita</text:span></text:p>
      <text:p text:style-name="P10"><text:span text:style-name="T4"><text:tab/>*au o pagina cu berea trupei</text:span></text:p>
      <text:p text:style-name="P10"><text:span text:style-name="T4">Cons:<text:tab/><text:tab/></text:span></text:p>
      <text:p text:style-name="P10"><text:span text:style-name="T4"><text:tab/>*fundalul alb nu se potriveste deloc cu poza trupei</text:span></text:p>
      <text:p text:style-name="P10"><text:span text:style-name="T4"><text:tab/>*fontul folosit la meniu</text:span></text:p>
      <text:p text:style-name="P10"><text:span text:style-name="T4"><text:tab/>*log in pare redundant pentru site-ul unei trupe</text:span></text:p>
      <text:p text:style-name="P10"><text:span text:style-name="T4"><text:tab/>*pagina shows: are double scrolling (urasc asta la site-uri)</text:span></text:p>
      <text:p text:style-name="P5"><text:span text:style-name="T4">(cand trebuie sa scrolezi si dintr-un box al show-urilor, si</text:span></text:p>
      <text:p text:style-name="P13"><text:span text:style-name="T4">din margine de tot pentru a vedea fundul real al paginii) <text:s/></text:span></text:p>
      <text:p text:style-name="P1"><text:span text:style-name="T4"><text:tab/><text:tab/>*spatiul gol de dupa orice continut (meniu, continut, spatiu negru,</text:span></text:p>
      <text:p text:style-name="P5"><text:span text:style-name="T4">contact us)</text:span></text:p>
      <text:p text:style-name="P12"><text:span text:style-name="T4">*o pagina intreaga dedicata video-urilor -&gt; doar link-uieste-ti</text:span></text:p>
      <text:p text:style-name="P5"><text:span text:style-name="T4">pagina de youtub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5" meta:word-count="966" meta:character-count="5825" meta:non-whitespace-character-count="4907"/>
    <meta:generator>LibreOfficeDev/6.0.5.2$Linux_X86_64 LibreOffice_project/</meta:generator>
  </office:meta>
</office:document-meta>
</file>